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5.49mm" svg:height="138.65mm" svg:x="61.4mm" svg:y="18.33mm">
            <loext:p draw:notify-on-update-of-ranges="Sheet1.A2:Sheet1.A2 Sheet1.A3:Sheet1.A20 Sheet1.B2:Sheet1.B2 Sheet1.B3:Sheet1.B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A→D reading</text:p>
          </table:table-cell>
          <table:table-cell table:number-columns-repeated="2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3mm gap, magnet 1.5 from centre</text:p>
          </table:table-cell>
        </table:table-row>
        <table:table-row table:style-name="ro1">
          <table:table-cell table:formula="of:=[.A2]+10" office:value-type="float" office:value="-80" calcext:value-type="float">
            <text:p>-80</text:p>
          </table:table-cell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table:formula="of:=[.A3]+10" office:value-type="float" office:value="-70" calcext:value-type="float">
            <text:p>-70</text:p>
          </table:table-cell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table:formula="of:=[.A4]+10" office:value-type="float" office:value="-60" calcext:value-type="float">
            <text:p>-60</text:p>
          </table:table-cell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table:formula="of:=[.A5]+10" office:value-type="float" office:value="-50" calcext:value-type="float">
            <text:p>-50</text:p>
          </table:table-cell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table:formula="of:=[.A6]+10" office:value-type="float" office:value="-40" calcext:value-type="float">
            <text:p>-40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formula="of:=[.A7]+10" office:value-type="float" office:value="-30" calcext:value-type="float">
            <text:p>-30</text:p>
          </table:table-cell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table:formula="of:=[.A8]+10" office:value-type="float" office:value="-20" calcext:value-type="float">
            <text:p>-20</text:p>
          </table:table-cell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table:formula="of:=[.A9]+10" office:value-type="float" office:value="-10" calcext:value-type="float">
            <text:p>-10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table:formula="of:=[.A10]+10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table:formula="of:=[.A11]+10"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table:formula="of:=[.A12]+10" office:value-type="float" office:value="20" calcext:value-type="float">
            <text:p>20</text:p>
          </table:table-cell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table:formula="of:=[.A13]+10" office:value-type="float" office:value="30" calcext:value-type="float">
            <text:p>30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table:formula="of:=[.A14]+10" office:value-type="float" office:value="40" calcext:value-type="float">
            <text:p>40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table:formula="of:=[.A15]+10" office:value-type="float" office:value="50" calcext:value-type="float">
            <text:p>50</text:p>
          </table:table-cell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table:formula="of:=[.A16]+10" office:value-type="float" office:value="60" calcext:value-type="float">
            <text:p>60</text:p>
          </table:table-cell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table:formula="of:=[.A17]+10" office:value-type="float" office:value="70" calcext:value-type="float">
            <text:p>70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table:formula="of:=[.A18]+10" office:value-type="float" office:value="80" calcext:value-type="float">
            <text:p>80</text:p>
          </table:table-cell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table:formula="of:=[.A19]+10" office:value-type="float" office:value="90" calcext:value-type="float">
            <text:p>90</text:p>
          </table:table-cell>
          <table:table-cell office:value-type="float" office:value="522" calcext:value-type="float">
            <text:p>5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1">00/00/0000</text:date>, <text:time style:data-style-name="N2" text:time-value="10:50:22.660019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0T16:28:45.382786237</meta:creation-date>
    <dc:date>2021-05-21T10:56:55.312287933</dc:date>
    <meta:editing-duration>PT18M22S</meta:editing-duration>
    <meta:editing-cycles>4</meta:editing-cycles>
    <meta:generator>LibreOffice/5.1.6.2$Linux_X86_64 LibreOffice_project/10m0$Build-2</meta:generator>
    <meta:document-statistic meta:table-count="1" meta:cell-count="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9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55cm" svg:height="13.866cm" xlink:href=".." xlink:type="simple" chart:class="chart:scatter" chart:style-name="ch1">
        <chart:plot-area chart:style-name="ch2" table:cell-range-address="Sheet1.A2:Sheet1.B20" chart:data-source-has-labels="row" svg:x="1.402cm" svg:y="0.277cm" svg:width="17.757cm" svg:height="12.331cm">
          <chartooo:coordinate-region svg:x="1.64cm" svg:y="0.476cm" svg:width="17.332cm" svg:height="11.485cm"/>
          <chart:axis chart:dimension="x" chart:name="primary-x" chart:style-name="ch3">
            <chart:title svg:x="9.059cm" svg:y="12.885cm" chart:style-name="ch4">
              <text:p>Angle (degrees)</text:p>
            </chart:title>
          </chart:axis>
          <chart:axis chart:dimension="y" chart:name="primary-y" chart:style-name="ch5">
            <chart:title svg:x="0.451cm" svg:y="7.465cm" chart:style-name="ch6">
              <text:p>A-&gt;D reading</text:p>
            </chart:title>
            <chart:grid chart:style-name="ch7" chart:class="major"/>
          </chart:axis>
          <chart:series chart:style-name="ch8" chart:values-cell-range-address="Sheet1.B3:Sheet1.B20" chart:label-cell-address="Sheet1.B2:Sheet1.B2" chart:class="chart:scatter">
            <chart:domain table:cell-range-address="Sheet1.A3:Sheet1.A20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50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0">
                <text:p>-80</text:p>
                <draw:g>
                  <svg:desc>Sheet1.A3:Sheet1.A20</svg:desc>
                </draw:g>
              </table:table-cell>
              <table:table-cell office:value-type="float" office:value="549">
                <text:p>549</text:p>
                <draw:g>
                  <svg:desc>Sheet1.B3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0">
                <text:p>-7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0">
                <text:p>-6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0">
                <text:p>-5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0">
                <text:p>-4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0">
                <text:p>-3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0">
                <text:p>-2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">
                <text:p>-1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522">
                <text:p>5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